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1cm" fo:margin-left="0cm" table:align="left"/>
    </style:style>
    <style:style style:name="Tabelle2.A" style:family="table-column">
      <style:table-column-properties style:column-width="1.376cm"/>
    </style:style>
    <style:style style:name="Tabelle2.B" style:family="table-column">
      <style:table-column-properties style:column-width="5.239cm"/>
    </style:style>
    <style:style style:name="Tabelle2.C" style:family="table-column">
      <style:table-column-properties style:column-width="10.396cm"/>
    </style:style>
    <style:style style:name="Tabelle2.1" style:family="table-row">
      <style:table-row-properties style:min-row-height="3.15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dbce6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1376c2" officeooo:paragraph-rsid="001376c2"/>
    </style:style>
    <style:style style:name="P4" style:family="paragraph" style:parent-style-name="Table_20_Contents">
      <style:text-properties style:font-name="Arial" officeooo:rsid="0014756d" officeooo:paragraph-rsid="0014756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14756d" officeooo:paragraph-rsid="0014756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1af903" officeooo:paragraph-rsid="00253d1d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597b1" officeooo:paragraph-rsid="002597b1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26d6e9" officeooo:paragraph-rsid="0026d6e9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286a0b" officeooo:paragraph-rsid="00286a0b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2b5af5" officeooo:paragraph-rsid="002b5af5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2be13d" officeooo:paragraph-rsid="002be13d"/>
    </style:style>
    <style:style style:name="P13" style:family="paragraph" style:parent-style-name="Table_20_Contents">
      <style:text-properties style:font-name="Arial" officeooo:rsid="002be13d" officeooo:paragraph-rsid="002be13d"/>
    </style:style>
    <style:style style:name="P14" style:family="paragraph" style:parent-style-name="Standard">
      <style:text-properties officeooo:paragraph-rsid="001376c2"/>
    </style:style>
    <style:style style:name="P15" style:family="paragraph" style:parent-style-name="Text_20_body">
      <style:text-properties style:font-name="Arial" officeooo:rsid="0014756d" officeooo:paragraph-rsid="0014756d"/>
    </style:style>
    <style:style style:name="P16" style:family="paragraph" style:parent-style-name="Table_20_Contents" style:list-style-name="L1">
      <style:text-properties style:font-name="Arial" officeooo:rsid="0024a0e8" officeooo:paragraph-rsid="0024a0e8"/>
    </style:style>
    <style:style style:name="P17" style:family="paragraph" style:parent-style-name="Table_20_Contents" style:list-style-name="L2">
      <style:text-properties style:font-name="Arial" officeooo:rsid="002597b1" officeooo:paragraph-rsid="002597b1"/>
    </style:style>
    <style:style style:name="P18" style:family="paragraph" style:parent-style-name="Table_20_Contents" style:list-style-name="L3">
      <style:text-properties style:font-name="Arial" officeooo:rsid="0026d6e9" officeooo:paragraph-rsid="0026d6e9"/>
    </style:style>
    <style:style style:name="P19" style:family="paragraph" style:parent-style-name="Table_20_Contents" style:list-style-name="L4">
      <style:text-properties style:font-name="Arial" officeooo:rsid="0026d6e9" officeooo:paragraph-rsid="0026d6e9"/>
    </style:style>
    <style:style style:name="P20" style:family="paragraph" style:parent-style-name="Table_20_Contents" style:list-style-name="L5">
      <style:text-properties style:font-name="Arial" officeooo:rsid="0026d6e9" officeooo:paragraph-rsid="0026d6e9"/>
    </style:style>
    <style:style style:name="P21" style:family="paragraph" style:parent-style-name="Table_20_Contents" style:list-style-name="L6">
      <style:text-properties style:font-name="Arial" officeooo:rsid="0026d6e9" officeooo:paragraph-rsid="0026d6e9"/>
    </style:style>
    <style:style style:name="P22" style:family="paragraph" style:parent-style-name="Table_20_Contents" style:list-style-name="L3">
      <style:paragraph-properties fo:text-align="start" style:justify-single-word="false"/>
      <style:text-properties style:font-name="Arial" officeooo:rsid="002b5af5" officeooo:paragraph-rsid="002b5af5"/>
    </style:style>
    <style:style style:name="P23" style:family="paragraph" style:parent-style-name="Table_20_Contents" style:list-style-name="L4">
      <style:text-properties style:font-name="Arial" officeooo:rsid="002b5af5" officeooo:paragraph-rsid="002b5af5"/>
    </style:style>
    <style:style style:name="P24" style:family="paragraph" style:parent-style-name="Table_20_Contents" style:list-style-name="L7">
      <style:text-properties style:font-name="Arial" officeooo:rsid="002be13d" officeooo:paragraph-rsid="002be13d"/>
    </style:style>
    <style:style style:name="T1" style:family="text">
      <style:text-properties officeooo:rsid="00232872"/>
    </style:style>
    <style:style style:name="T2" style:family="text">
      <style:text-properties fo:font-weight="bold" officeooo:rsid="0024a0e8" style:font-weight-asian="bold" style:font-weight-complex="bold"/>
    </style:style>
    <style:style style:name="T3" style:family="text">
      <style:text-properties fo:font-weight="bold" officeooo:rsid="00253d1d" style:font-weight-asian="bold" style:font-weight-complex="bold"/>
    </style:style>
    <style:style style:name="T4" style:family="text">
      <style:text-properties officeooo:rsid="001d437d"/>
    </style:style>
    <style:style style:name="T5" style:family="text">
      <style:text-properties officeooo:rsid="0020dbfa"/>
    </style:style>
    <style:style style:name="T6" style:family="text">
      <style:text-properties officeooo:rsid="00253d1d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4">Module: <text:span text:style-name="T3">3</text:span></text:p>
          </table:table-cell>
          <table:table-cell table:style-name="Tabelle4.A1" office:value-type="string">
            <text:p text:style-name="P4">Element: <text:span text:style-name="T2">3</text:span></text:p>
          </table:table-cell>
          <table:table-cell table:style-name="Tabelle4.C1" office:value-type="string">
            <text:p text:style-name="P4">Title: <text:span text:style-name="T3">For and while loops</text:span></text:p>
          </table:table-cell>
        </table:table-row>
        <table:table-row>
          <table:table-cell table:style-name="Tabelle4.A2" table:number-columns-spanned="3" office:value-type="string">
            <text:p text:style-name="P4">Remarks: <text:span text:style-name="T4">Explainer video</text:span></text:p>
            <text:p text:style-name="P4"/>
          </table:table-cell>
          <table:covered-table-cell/>
          <table:covered-table-cell/>
        </table:table-row>
      </table:table>
      <text:p text:style-name="P15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6">Screen</text:p>
          </table:table-cell>
          <table:table-cell table:style-name="Tabelle1.C1" office:value-type="string">
            <text:p text:style-name="P6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7">What <text:span text:style-name="T6">is</text:span></text:p>
            <text:p text:style-name="P7"><text:span text:style-name="T6">a loop</text:span>?</text:p>
          </table:table-cell>
          <table:table-cell table:style-name="Tabelle1.C2" office:value-type="string">
            <text:list xml:id="list1564791150941473464" text:style-name="L1">
              <text:list-item>
                <text:p text:style-name="P16">A <text:span text:style-name="T6">loop a control flow statement the enables repetition in our program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8">Repetition</text:p>
          </table:table-cell>
          <table:table-cell table:style-name="Tabelle1.C3" office:value-type="string">
            <text:list xml:id="list6083665442152223002" text:style-name="L2">
              <text:list-item>
                <text:p text:style-name="P17">In our programs we have two main ways of repetition:</text:p>
              </text:list-item>
              <text:list-item>
                <text:p text:style-name="P17">We repeat something a specified number of times</text:p>
              </text:list-item>
              <text:list-item>
                <text:p text:style-name="P17">We repeat something while a condition is true (or until a condition is true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8">For Loop</text:p>
            <text:p text:style-name="P8">While Loop</text:p>
          </table:table-cell>
          <table:table-cell table:style-name="Tabelle1.C4" office:value-type="string">
            <text:list xml:id="list213959108238881" text:continue-numbering="true" text:style-name="L2">
              <text:list-item>
                <text:p text:style-name="P17">These two ways of repetition are represented as For Loops and While Loops in our program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8">For Loops</text:p>
          </table:table-cell>
          <table:table-cell table:style-name="Tabelle1.C5" office:value-type="string">
            <text:list xml:id="list6358245783783800968" text:style-name="L3">
              <text:list-item>
                <text:p text:style-name="P18">In most programming languages For loops are used as a counter, to count from a start value to an end valu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5</text:p>
          </table:table-cell>
          <table:table-cell table:style-name="Tabelle1.A2" office:value-type="string">
            <text:p text:style-name="P9">Pseudo code</text:p>
          </table:table-cell>
          <table:table-cell table:style-name="Tabelle1.C6" office:value-type="string">
            <text:list xml:id="list9013146064012135102" text:style-name="L4">
              <text:list-item>
                <text:p text:style-name="P19">for counter = start; counter &lt; end; increase counter</text:p>
                <text:p text:style-name="P19"><text:s text:c="3"/>do something with the counter</text:p>
                <text:p text:style-name="P19"/>
              </text:list-item>
              <text:list-item>
                <text:p text:style-name="P19">For counter = start To end:</text:p>
                <text:p text:style-name="P19"><text:s text:c="3"/>do something with the counter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6</text:p>
          </table:table-cell>
          <table:table-cell table:style-name="Tabelle1.A2" office:value-type="string">
            <text:p text:style-name="P9">Counter</text:p>
          </table:table-cell>
          <table:table-cell table:style-name="Tabelle1.C7" office:value-type="string">
            <text:list xml:id="list1143978051330597765" text:style-name="L5">
              <text:list-item>
                <text:p text:style-name="P20">For example, if we start the counter at 1 and we count up to 3, we have three iteration steps</text:p>
              </text:list-item>
              <text:list-item>
                <text:p text:style-name="P20">In each iteration step, the body of the loop is executed and the counter variable has the according value</text:p>
              </text:list-item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2">7</text:p>
          </table:table-cell>
          <table:table-cell table:style-name="Tabelle1.A2" office:value-type="string">
            <text:p text:style-name="P9">Example</text:p>
          </table:table-cell>
          <table:table-cell table:style-name="Tabelle1.C8" office:value-type="string">
            <text:list xml:id="list7723064747814842129" text:style-name="L6">
              <text:list-item>
                <text:p text:style-name="P21">For example, to print the numbers from 1 to 10 we can use the following code:</text:p>
                <text:p text:style-name="P21"/>
                <text:p text:style-name="P21">For counter = 1 To 10</text:p>
                <text:p text:style-name="P21"><text:s text:c="3"/>print counter</text:p>
              </text:list-item>
            </text:list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5">8</text:p>
          </table:table-cell>
          <table:table-cell table:style-name="Tabelle2.A1" office:value-type="string">
            <text:p text:style-name="P10">While loop</text:p>
          </table:table-cell>
          <table:table-cell table:style-name="Tabelle2.C1" office:value-type="string">
            <text:list xml:id="list213960867141839" text:continue-list="list6358245783783800968" text:style-name="L3">
              <text:list-item>
                <text:p text:style-name="P22">A while loop allows statements to be executed repeatedly based on a given condition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5">9</text:p>
          </table:table-cell>
          <table:table-cell table:style-name="Tabelle2.A2" office:value-type="string">
            <text:p text:style-name="P11">Pseudo code</text:p>
          </table:table-cell>
          <table:table-cell table:style-name="Tabelle2.C2" office:value-type="string">
            <text:list xml:id="list213960316299872" text:continue-list="list9013146064012135102" text:style-name="L4">
              <text:list-item>
                <text:p text:style-name="P23">while condition</text:p>
                <text:p text:style-name="P23"><text:s text:c="3"/>do something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5">0</text:span></text:p>
          </table:table-cell>
          <table:table-cell table:style-name="Tabelle2.A2" office:value-type="string">
            <text:p text:style-name="P12">Example</text:p>
          </table:table-cell>
          <table:table-cell table:style-name="Tabelle2.C3" office:value-type="string">
            <text:list xml:id="list6726071930555369166" text:style-name="L7">
              <text:list-item>
                <text:p text:style-name="P24">For example, to print out the numbers from 1 to 3:</text:p>
                <text:p text:style-name="P24"/>
                <text:p text:style-name="P24">num = 1</text:p>
                <text:p text:style-name="P24">while num &lt;= 3</text:p>
              </text:list-item>
            </text:list>
            <text:p text:style-name="P13"><text:s text:c="9"/>print num</text:p>
            <text:p text:style-name="P13"><text:s text:c="9"/>increase num</text:p>
          </table:table-cell>
        </table:table-row>
        <table:table-row table:style-name="Tabelle2.1">
          <table:table-cell table:style-name="Tabelle2.A2" office:value-type="string">
            <text:p text:style-name="P9">11</text:p>
          </table:table-cell>
          <table:table-cell table:style-name="Tabelle2.A2" office:value-type="string">
            <text:p text:style-name="P12">While loop</text:p>
          </table:table-cell>
          <table:table-cell table:style-name="Tabelle2.C4" office:value-type="string">
            <text:list xml:id="list213959407829021" text:continue-numbering="true" text:style-name="L7">
              <text:list-item>
                <text:p text:style-name="P24">Using a while loop we first check the condition; if it is true, we execute the loop body. If it is false, we execute the first statement after the loop</text:p>
              </text:list-item>
            </text:list>
          </table:table-cell>
        </table:table-row>
      </table:table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dbce6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1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5M30S</meta:editing-duration>
    <meta:editing-cycles>15</meta:editing-cycles>
    <meta:generator>LibreOffice/5.1.2.2$Windows_x86 LibreOffice_project/d3bf12ecb743fc0d20e0be0c58ca359301eb705f</meta:generator>
    <dc:date>2017-08-07T21:11:28.152000000</dc:date>
    <meta:document-statistic meta:table-count="3" meta:image-count="1" meta:object-count="0" meta:page-count="2" meta:paragraph-count="59" meta:word-count="327" meta:character-count="1664" meta:non-whitespace-character-count="1340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